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46.01pt"/>
    </style:style>
    <style:style style:name="co3" style:family="table-column">
      <style:table-column-properties fo:break-before="auto" style:column-width="33.99pt"/>
    </style:style>
    <style:style style:name="co4" style:family="table-column">
      <style:table-column-properties fo:break-before="auto" style:column-width="17.01pt"/>
    </style:style>
    <style:style style:name="co5" style:family="table-column">
      <style:table-column-properties fo:break-before="auto" style:column-width="76pt"/>
    </style:style>
    <style:style style:name="co6" style:family="table-column">
      <style:table-column-properties fo:break-before="auto" style:column-width="49.01pt"/>
    </style:style>
    <style:style style:name="co7" style:family="table-column">
      <style:table-column-properties fo:break-before="auto" style:column-width="75.09pt"/>
    </style:style>
    <style:style style:name="co8" style:family="table-column">
      <style:table-column-properties fo:break-before="auto" style:column-width="18.99pt"/>
    </style:style>
    <style:style style:name="co9" style:family="table-column">
      <style:table-column-properties fo:break-before="auto" style:column-width="29pt"/>
    </style:style>
    <style:style style:name="co10" style:family="table-column">
      <style:table-column-properties fo:break-before="auto" style:column-width="72pt"/>
    </style:style>
    <style:style style:name="co11" style:family="table-column">
      <style:table-column-properties fo:break-before="auto" style:column-width="81.01pt"/>
    </style:style>
    <style:style style:name="co12" style:family="table-column">
      <style:table-column-properties fo:break-before="auto" style:column-width="74.01pt"/>
    </style:style>
    <style:style style:name="co13" style:family="table-column">
      <style:table-column-properties fo:break-before="auto" style:column-width="59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Default" style:data-style-name="N125">
      <style:table-cell-properties style:rotation-align="none"/>
    </style:style>
    <style:style style:name="ce4" style:family="table-cell" style:parent-style-name="Default">
      <style:text-properties fo:color="#ce181e"/>
    </style:style>
    <style:style style:name="ce5" style:family="table-cell" style:parent-style-name="Default" style:data-style-name="N125">
      <style:table-cell-properties style:rotation-align="none"/>
      <style:text-properties fo:color="#ce181e"/>
    </style:style>
    <style:style style:name="ce2" style:family="table-cell" style:parent-style-name="Default" style:data-style-name="N126">
      <style:table-cell-properties style:rotation-align="none"/>
    </style:style>
    <style:style style:name="ce7" style:family="table-cell" style:parent-style-name="Default" style:data-style-name="N126">
      <style:table-cell-properties style:rotation-align="none"/>
      <style:text-properties fo:color="#ce181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number-columns-repeated="9"/>
          <table:table-cell office:value-type="string" calcext:value-type="string">
            <text:p>FPS</text:p>
          </table:table-cell>
          <table:table-cell office:value-type="string" calcext:value-type="string">
            <text:p>Freq[MHz]</text:p>
          </table:table-cell>
          <table:table-cell office:value-type="string" calcext:value-type="string">
            <text:p>Vactive[ms]</text:p>
          </table:table-cell>
          <table:table-cell office:value-type="string" calcext:value-type="string">
            <text:p>Vblank[ms]</text:p>
          </table:table-cell>
          <table:table-cell office:value-type="string" calcext:value-type="string">
            <text:p>Vtot[ms]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col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style-name="ce1" table:formula="of:=[.$H$8]*[.J2]/1000000" office:value-type="float" office:value="4.82202" calcext:value-type="float">
            <text:p>4.822</text:p>
          </table:table-cell>
          <table:table-cell table:style-name="ce2" table:formula="of:=(1/[.K2])*[.$F$14]/1000" office:value-type="float" office:value="30.1218161683278" calcext:value-type="float">
            <text:p>30.1</text:p>
          </table:table-cell>
          <table:table-cell table:style-name="ce2" table:formula="of:=(1/[.K2])*[.$F$13]/1000" office:value-type="float" office:value="3.21151716500554" calcext:value-type="float">
            <text:p>3.2</text:p>
          </table:table-cell>
          <table:table-cell table:style-name="ce2" table:formula="of:=[.L2]+[.M2]" office:value-type="float" office:value="33.3333333333333" calcext:value-type="float">
            <text:p>3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row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table:style-name="ce1" table:formula="of:=[.$H$8]*[.J3]/1000000" office:value-type="float" office:value="4.982754" calcext:value-type="float">
            <text:p>4.983</text:p>
          </table:table-cell>
          <table:table-cell table:style-name="ce2" table:formula="of:=(1/[.K3])*[.$F$14]/1000" office:value-type="float" office:value="29.1501446790269" calcext:value-type="float">
            <text:p>29.2</text:p>
          </table:table-cell>
          <table:table-cell table:style-name="ce2" table:formula="of:=(1/[.K3])*[.$F$13]/1000" office:value-type="float" office:value="3.10791983710213" calcext:value-type="float">
            <text:p>3.1</text:p>
          </table:table-cell>
          <table:table-cell table:style-name="ce2" table:formula="of:=[.L3]+[.M3]" office:value-type="float" office:value="32.258064516129" calcext:value-type="float">
            <text:p>32.3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32" calcext:value-type="float">
            <text:p>32</text:p>
          </table:table-cell>
          <table:table-cell table:style-name="ce1" table:formula="of:=[.$H$8]*[.J4]/1000000" office:value-type="float" office:value="5.143488" calcext:value-type="float">
            <text:p>5.143</text:p>
          </table:table-cell>
          <table:table-cell table:style-name="ce2" table:formula="of:=(1/[.K4])*[.$F$14]/1000" office:value-type="float" office:value="28.2392026578073" calcext:value-type="float">
            <text:p>28.2</text:p>
          </table:table-cell>
          <table:table-cell table:style-name="ce2" table:formula="of:=(1/[.K4])*[.$F$13]/1000" office:value-type="float" office:value="3.01079734219269" calcext:value-type="float">
            <text:p>3.0</text:p>
          </table:table-cell>
          <table:table-cell table:style-name="ce2" table:formula="of:=[.L4]+[.M4]" office:value-type="float" office:value="31.25" calcext:value-type="float">
            <text:p>31.3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33" calcext:value-type="float">
            <text:p>33</text:p>
          </table:table-cell>
          <table:table-cell table:style-name="ce1" table:formula="of:=[.$H$8]*[.J5]/1000000" office:value-type="float" office:value="5.304222" calcext:value-type="float">
            <text:p>5.304</text:p>
          </table:table-cell>
          <table:table-cell table:style-name="ce2" table:formula="of:=(1/[.K5])*[.$F$14]/1000" office:value-type="float" office:value="27.3834692439344" calcext:value-type="float">
            <text:p>27.4</text:p>
          </table:table-cell>
          <table:table-cell table:style-name="ce2" table:formula="of:=(1/[.K5])*[.$F$13]/1000" office:value-type="float" office:value="2.91956105909594" calcext:value-type="float">
            <text:p>2.9</text:p>
          </table:table-cell>
          <table:table-cell table:style-name="ce2" table:formula="of:=[.L5]+[.M5]" office:value-type="float" office:value="30.3030303030303" calcext:value-type="float">
            <text:p>30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S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ne</text:p>
          </table:table-cell>
          <table:table-cell/>
          <table:table-cell office:value-type="string" calcext:value-type="string">
            <text:p>line/frame</text:p>
          </table:table-cell>
          <table:table-cell table:formula="of:=[.B6]+[.B7]+[.B8]+[.B3]" office:value-type="float" office:value="301" calcext:value-type="float">
            <text:p>30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style-name="ce1" table:formula="of:=[.$H$8]*[.J6]/1000000" office:value-type="float" office:value="5.464956" calcext:value-type="float">
            <text:p>5.465</text:p>
          </table:table-cell>
          <table:table-cell table:style-name="ce2" table:formula="of:=(1/[.K6])*[.$F$14]/1000" office:value-type="float" office:value="26.578073089701" calcext:value-type="float">
            <text:p>26.6</text:p>
          </table:table-cell>
          <table:table-cell table:style-name="ce2" table:formula="of:=(1/[.K6])*[.$F$13]/1000" office:value-type="float" office:value="2.83369161618136" calcext:value-type="float">
            <text:p>2.8</text:p>
          </table:table-cell>
          <table:table-cell table:style-name="ce2" table:formula="of:=[.L6]+[.M6]" office:value-type="float" office:value="29.4117647058824" calcext:value-type="float">
            <text:p>29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B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table:style-name="ce1" table:formula="of:=[.$H$8]*[.J7]/1000000" office:value-type="float" office:value="5.62569" calcext:value-type="float">
            <text:p>5.626</text:p>
          </table:table-cell>
          <table:table-cell table:style-name="ce2" table:formula="of:=(1/[.K7])*[.$F$14]/1000" office:value-type="float" office:value="25.8186995728524" calcext:value-type="float">
            <text:p>25.8</text:p>
          </table:table-cell>
          <table:table-cell table:style-name="ce2" table:formula="of:=(1/[.K7])*[.$F$13]/1000" office:value-type="float" office:value="2.75272899857617" calcext:value-type="float">
            <text:p>2.8</text:p>
          </table:table-cell>
          <table:table-cell table:style-name="ce2" table:formula="of:=[.L7]+[.M7]" office:value-type="float" office:value="28.5714285714286" calcext:value-type="float">
            <text:p>28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F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</text:p>
          </table:table-cell>
          <table:table-cell table:number-columns-repeated="3"/>
          <table:table-cell office:value-type="string" calcext:value-type="string">
            <text:p>clk/frame</text:p>
          </table:table-cell>
          <table:table-cell table:formula="of:=[.F10]*[.$F$6]" office:value-type="float" office:value="160734" calcext:value-type="float">
            <text:p>160734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1" table:formula="of:=[.$H$8]*[.J8]/1000000" office:value-type="float" office:value="5.786424" calcext:value-type="float">
            <text:p>5.786</text:p>
          </table:table-cell>
          <table:table-cell table:style-name="ce2" table:formula="of:=(1/[.K8])*[.$F$14]/1000" office:value-type="float" office:value="25.1015134736065" calcext:value-type="float">
            <text:p>25.1</text:p>
          </table:table-cell>
          <table:table-cell table:style-name="ce2" table:formula="of:=(1/[.K8])*[.$F$13]/1000" office:value-type="float" office:value="2.67626430417128" calcext:value-type="float">
            <text:p>2.7</text:p>
          </table:table-cell>
          <table:table-cell table:style-name="ce2" table:formula="of:=[.L8]+[.M8]" office:value-type="float" office:value="27.7777777777778" calcext:value-type="float">
            <text:p>27.8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37" calcext:value-type="float">
            <text:p>37</text:p>
          </table:table-cell>
          <table:table-cell table:style-name="ce1" table:formula="of:=[.$H$8]*[.J9]/1000000" office:value-type="float" office:value="5.947158" calcext:value-type="float">
            <text:p>5.947</text:p>
          </table:table-cell>
          <table:table-cell table:style-name="ce2" table:formula="of:=(1/[.K9])*[.$F$14]/1000" office:value-type="float" office:value="24.423094190536" calcext:value-type="float">
            <text:p>24.4</text:p>
          </table:table-cell>
          <table:table-cell table:style-name="ce2" table:formula="of:=(1/[.K9])*[.$F$13]/1000" office:value-type="float" office:value="2.60393283649098" calcext:value-type="float">
            <text:p>2.6</text:p>
          </table:table-cell>
          <table:table-cell table:style-name="ce2" table:formula="of:=[.L9]+[.M9]" office:value-type="float" office:value="27.027027027027" calcext:value-type="float">
            <text:p>27.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k</text:p>
          </table:table-cell>
          <table:table-cell/>
          <table:table-cell office:value-type="string" calcext:value-type="string">
            <text:p>clk/line</text:p>
          </table:table-cell>
          <table:table-cell table:formula="of:=[.B10]+[.B11]+[.B12]+[.B2]" office:value-type="float" office:value="534" calcext:value-type="float">
            <text:p>53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style-name="ce1" table:formula="of:=[.$H$8]*[.J10]/1000000" office:value-type="float" office:value="6.107892" calcext:value-type="float">
            <text:p>6.108</text:p>
          </table:table-cell>
          <table:table-cell table:style-name="ce2" table:formula="of:=(1/[.K10])*[.$F$14]/1000" office:value-type="float" office:value="23.7803811855219" calcext:value-type="float">
            <text:p>23.8</text:p>
          </table:table-cell>
          <table:table-cell table:style-name="ce2" table:formula="of:=(1/[.K10])*[.$F$13]/1000" office:value-type="float" office:value="2.53540828816227" calcext:value-type="float">
            <text:p>2.5</text:p>
          </table:table-cell>
          <table:table-cell table:style-name="ce2" table:formula="of:=[.L10]+[.M10]" office:value-type="float" office:value="26.3157894736842" calcext:value-type="float">
            <text:p>26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B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lk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table:style-name="ce1" table:formula="of:=[.$H$8]*[.J11]/1000000" office:value-type="float" office:value="6.268626" calcext:value-type="float">
            <text:p>6.269</text:p>
          </table:table-cell>
          <table:table-cell table:style-name="ce2" table:formula="of:=(1/[.K11])*[.$F$14]/1000" office:value-type="float" office:value="23.1706278217906" calcext:value-type="float">
            <text:p>23.2</text:p>
          </table:table-cell>
          <table:table-cell table:style-name="ce2" table:formula="of:=(1/[.K11])*[.$F$13]/1000" office:value-type="float" office:value="2.47039781923503" calcext:value-type="float">
            <text:p>2.5</text:p>
          </table:table-cell>
          <table:table-cell table:style-name="ce2" table:formula="of:=[.L11]+[.M11]" office:value-type="float" office:value="25.6410256410256" calcext:value-type="float">
            <text:p>2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F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k</text:p>
          </table:table-cell>
          <table:table-cell table:number-columns-repeated="6"/>
          <table:table-cell table:style-name="ce4" office:value-type="float" office:value="40" calcext:value-type="float">
            <text:p>40</text:p>
          </table:table-cell>
          <table:table-cell table:style-name="ce5" table:formula="of:=[.$H$8]*[.J12]/1000000" office:value-type="float" office:value="6.42936" calcext:value-type="float">
            <text:p>6.429</text:p>
          </table:table-cell>
          <table:table-cell table:style-name="ce7" table:formula="of:=(1/[.K12])*[.$F$14]/1000" office:value-type="float" office:value="22.5913621262458" calcext:value-type="float">
            <text:p>22.6</text:p>
          </table:table-cell>
          <table:table-cell table:style-name="ce7" table:formula="of:=(1/[.K12])*[.$F$13]/1000" office:value-type="float" office:value="2.40863787375415" calcext:value-type="float">
            <text:p>2.4</text:p>
          </table:table-cell>
          <table:table-cell table:style-name="ce7" table:formula="of:=[.L12]+[.M12]" office:value-type="float" office:value="25" calcext:value-type="float">
            <text:p>25.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Vblank-clk</text:p>
          </table:table-cell>
          <table:table-cell table:formula="of:=([.B6]+[.B7]+[.B8])*[.F10]" office:value-type="float" office:value="15486" calcext:value-type="float">
            <text:p>1548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style-name="ce1" table:formula="of:=[.$H$8]*[.J13]/1000000" office:value-type="float" office:value="6.590094" calcext:value-type="float">
            <text:p>6.590</text:p>
          </table:table-cell>
          <table:table-cell table:style-name="ce2" table:formula="of:=(1/[.K13])*[.$F$14]/1000" office:value-type="float" office:value="22.0403532938984" calcext:value-type="float">
            <text:p>22.0</text:p>
          </table:table-cell>
          <table:table-cell table:style-name="ce2" table:formula="of:=(1/[.K13])*[.$F$13]/1000" office:value-type="float" office:value="2.34989060854064" calcext:value-type="float">
            <text:p>2.3</text:p>
          </table:table-cell>
          <table:table-cell table:style-name="ce2" table:formula="of:=[.L13]+[.M13]" office:value-type="float" office:value="24.390243902439" calcext:value-type="float">
            <text:p>24.4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Vactive-clk</text:p>
          </table:table-cell>
          <table:table-cell table:formula="of:=[.B3]*[.F10]" office:value-type="float" office:value="145248" calcext:value-type="float">
            <text:p>145248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style-name="ce1" table:formula="of:=[.$H$8]*[.J14]/1000000" office:value-type="float" office:value="6.750828" calcext:value-type="float">
            <text:p>6.751</text:p>
          </table:table-cell>
          <table:table-cell table:style-name="ce2" table:formula="of:=(1/[.K14])*[.$F$14]/1000" office:value-type="float" office:value="21.515582977377" calcext:value-type="float">
            <text:p>21.5</text:p>
          </table:table-cell>
          <table:table-cell table:style-name="ce2" table:formula="of:=(1/[.K14])*[.$F$13]/1000" office:value-type="float" office:value="2.29394083214681" calcext:value-type="float">
            <text:p>2.3</text:p>
          </table:table-cell>
          <table:table-cell table:style-name="ce2" table:formula="of:=[.L14]+[.M14]" office:value-type="float" office:value="23.8095238095238" calcext:value-type="float">
            <text:p>23.8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Vtot-clk</text:p>
          </table:table-cell>
          <table:table-cell table:formula="of:=SUM([.F13:.F14])" office:value-type="float" office:value="160734" calcext:value-type="float">
            <text:p>160734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style-name="ce1" table:formula="of:=[.$H$8]*[.J15]/1000000" office:value-type="float" office:value="6.911562" calcext:value-type="float">
            <text:p>6.912</text:p>
          </table:table-cell>
          <table:table-cell table:style-name="ce2" table:formula="of:=(1/[.K15])*[.$F$14]/1000" office:value-type="float" office:value="21.0152205825543" calcext:value-type="float">
            <text:p>21.0</text:p>
          </table:table-cell>
          <table:table-cell table:style-name="ce2" table:formula="of:=(1/[.K15])*[.$F$13]/1000" office:value-type="float" office:value="2.2405933709341" calcext:value-type="float">
            <text:p>2.2</text:p>
          </table:table-cell>
          <table:table-cell table:style-name="ce2" table:formula="of:=[.L15]+[.M15]" office:value-type="float" office:value="23.2558139534884" calcext:value-type="float">
            <text:p>23.3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table:style-name="ce1" table:formula="of:=[.$H$8]*[.J16]/1000000" office:value-type="float" office:value="7.072296" calcext:value-type="float">
            <text:p>7.072</text:p>
          </table:table-cell>
          <table:table-cell table:style-name="ce2" table:formula="of:=(1/[.K16])*[.$F$14]/1000" office:value-type="float" office:value="20.5376019329508" calcext:value-type="float">
            <text:p>20.5</text:p>
          </table:table-cell>
          <table:table-cell table:style-name="ce2" table:formula="of:=(1/[.K16])*[.$F$13]/1000" office:value-type="float" office:value="2.18967079432196" calcext:value-type="float">
            <text:p>2.2</text:p>
          </table:table-cell>
          <table:table-cell table:style-name="ce2" table:formula="of:=[.L16]+[.M16]" office:value-type="float" office:value="22.7272727272727" calcext:value-type="float">
            <text:p>22.7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style-name="ce1" table:formula="of:=[.$H$8]*[.J17]/1000000" office:value-type="float" office:value="7.23303" calcext:value-type="float">
            <text:p>7.233</text:p>
          </table:table-cell>
          <table:table-cell table:style-name="ce2" table:formula="of:=(1/[.K17])*[.$F$14]/1000" office:value-type="float" office:value="20.0812107788852" calcext:value-type="float">
            <text:p>20.1</text:p>
          </table:table-cell>
          <table:table-cell table:style-name="ce2" table:formula="of:=(1/[.K17])*[.$F$13]/1000" office:value-type="float" office:value="2.14101144333702" calcext:value-type="float">
            <text:p>2.1</text:p>
          </table:table-cell>
          <table:table-cell table:style-name="ce2" table:formula="of:=[.L17]+[.M17]" office:value-type="float" office:value="22.2222222222222" calcext:value-type="float">
            <text:p>22.2</text:p>
          </table:table-cell>
          <table:table-cell table:number-columns-repeated="1010"/>
        </table:table-row>
        <table:table-row table:style-name="ro1">
          <table:table-cell/>
          <table:table-cell table:style-name="ce1"/>
          <table:table-cell table:number-columns-repeated="2"/>
          <table:table-cell office:value-type="string" calcext:value-type="string">
            <text:p>Freq[MHz]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iff – 40 FPS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style-name="ce1" table:formula="of:=[.$H$8]*[.J18]/1000000" office:value-type="float" office:value="7.393764" calcext:value-type="float">
            <text:p>7.394</text:p>
          </table:table-cell>
          <table:table-cell table:style-name="ce2" table:formula="of:=(1/[.K18])*[.$F$14]/1000" office:value-type="float" office:value="19.6446627184746" calcext:value-type="float">
            <text:p>19.6</text:p>
          </table:table-cell>
          <table:table-cell table:style-name="ce2" table:formula="of:=(1/[.K18])*[.$F$13]/1000" office:value-type="float" office:value="2.09446771630796" calcext:value-type="float">
            <text:p>2.1</text:p>
          </table:table-cell>
          <table:table-cell table:style-name="ce2" table:formula="of:=[.L18]+[.M18]" office:value-type="float" office:value="21.7391304347826" calcext:value-type="float">
            <text:p>21.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87/10" office:value-type="float" office:value="8.7" calcext:value-type="float">
            <text:p>8.7</text:p>
          </table:table-cell>
          <table:table-cell table:formula="of:=[.E19]*1000000/[.$H$8]" office:value-type="float" office:value="54.1266937922282" calcext:value-type="float">
            <text:p>54.126693792228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style-name="ce1" table:formula="of:=[.$H$8]*[.J19]/1000000" office:value-type="float" office:value="7.554498" calcext:value-type="float">
            <text:p>7.554</text:p>
          </table:table-cell>
          <table:table-cell table:style-name="ce2" table:formula="of:=(1/[.K19])*[.$F$14]/1000" office:value-type="float" office:value="19.2266911712731" calcext:value-type="float">
            <text:p>19.2</text:p>
          </table:table-cell>
          <table:table-cell table:style-name="ce2" table:formula="of:=(1/[.K19])*[.$F$13]/1000" office:value-type="float" office:value="2.04990457340779" calcext:value-type="float">
            <text:p>2.0</text:p>
          </table:table-cell>
          <table:table-cell table:style-name="ce2" table:formula="of:=[.L19]+[.M19]" office:value-type="float" office:value="21.2765957446809" calcext:value-type="float">
            <text:p>21.3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87/12" office:value-type="float" office:value="7.25" calcext:value-type="float">
            <text:p>7.25</text:p>
          </table:table-cell>
          <table:table-cell table:formula="of:=[.E20]*1000000/[.$H$8]" office:value-type="float" office:value="45.1055781601901" calcext:value-type="float">
            <text:p>45.1055781601901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style-name="ce1" table:formula="of:=[.$H$8]*[.J20]/1000000" office:value-type="float" office:value="7.715232" calcext:value-type="float">
            <text:p>7.715</text:p>
          </table:table-cell>
          <table:table-cell table:style-name="ce2" table:formula="of:=(1/[.K20])*[.$F$14]/1000" office:value-type="float" office:value="18.8261351052049" calcext:value-type="float">
            <text:p>18.8</text:p>
          </table:table-cell>
          <table:table-cell table:style-name="ce2" table:formula="of:=(1/[.K20])*[.$F$13]/1000" office:value-type="float" office:value="2.00719822812846" calcext:value-type="float">
            <text:p>2.0</text:p>
          </table:table-cell>
          <table:table-cell table:style-name="ce2" table:formula="of:=[.L20]+[.M20]" office:value-type="float" office:value="20.8333333333333" calcext:value-type="float">
            <text:p>20.8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87/14" office:value-type="float" office:value="6.21428571428571" calcext:value-type="float">
            <text:p>6.21428571428571</text:p>
          </table:table-cell>
          <table:table-cell table:formula="of:=[.E21]*1000000/[.$H$8]" office:value-type="float" office:value="38.6619241373058" calcext:value-type="float">
            <text:p>38.6619241373058</text:p>
          </table:table-cell>
          <table:table-cell table:formula="of:=40-[.F21]" office:value-type="float" office:value="1.33807586269418" calcext:value-type="float">
            <text:p>1.33807586269418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style-name="ce1" table:formula="of:=[.$H$8]*[.J21]/1000000" office:value-type="float" office:value="7.875966" calcext:value-type="float">
            <text:p>7.876</text:p>
          </table:table-cell>
          <table:table-cell table:style-name="ce2" table:formula="of:=(1/[.K21])*[.$F$14]/1000" office:value-type="float" office:value="18.4419282663231" calcext:value-type="float">
            <text:p>18.4</text:p>
          </table:table-cell>
          <table:table-cell table:style-name="ce2" table:formula="of:=(1/[.K21])*[.$F$13]/1000" office:value-type="float" office:value="1.96623499898298" calcext:value-type="float">
            <text:p>2.0</text:p>
          </table:table-cell>
          <table:table-cell table:style-name="ce2" table:formula="of:=[.L21]+[.M21]" office:value-type="float" office:value="20.4081632653061" calcext:value-type="float">
            <text:p>20.4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87/16" office:value-type="float" office:value="5.4375" calcext:value-type="float">
            <text:p>5.4375</text:p>
          </table:table-cell>
          <table:table-cell table:formula="of:=[.E22]*1000000/[.$H$8]" office:value-type="float" office:value="33.8291836201426" calcext:value-type="float">
            <text:p>33.8291836201426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[.$H$8]*[.J22]/1000000" office:value-type="float" office:value="8.0367" calcext:value-type="float">
            <text:p>8.037</text:p>
          </table:table-cell>
          <table:table-cell table:style-name="ce2" table:formula="of:=(1/[.K22])*[.$F$14]/1000" office:value-type="float" office:value="18.0730897009967" calcext:value-type="float">
            <text:p>18.1</text:p>
          </table:table-cell>
          <table:table-cell table:style-name="ce2" table:formula="of:=(1/[.K22])*[.$F$13]/1000" office:value-type="float" office:value="1.92691029900332" calcext:value-type="float">
            <text:p>1.9</text:p>
          </table:table-cell>
          <table:table-cell table:style-name="ce2" table:formula="of:=[.L22]+[.M22]" office:value-type="float" office:value="20" calcext:value-type="float">
            <text:p>20.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90/10" office:value-type="float" office:value="9" calcext:value-type="float">
            <text:p>9</text:p>
          </table:table-cell>
          <table:table-cell table:formula="of:=[.E23]*1000000/[.$H$8]" office:value-type="float" office:value="55.9931315092015" calcext:value-type="float">
            <text:p>55.9931315092015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style-name="ce1" table:formula="of:=[.$H$8]*[.J23]/1000000" office:value-type="float" office:value="8.197434" calcext:value-type="float">
            <text:p>8.197</text:p>
          </table:table-cell>
          <table:table-cell table:style-name="ce2" table:formula="of:=(1/[.K23])*[.$F$14]/1000" office:value-type="float" office:value="17.718715393134" calcext:value-type="float">
            <text:p>17.7</text:p>
          </table:table-cell>
          <table:table-cell table:style-name="ce2" table:formula="of:=(1/[.K23])*[.$F$13]/1000" office:value-type="float" office:value="1.8891277441209" calcext:value-type="float">
            <text:p>1.9</text:p>
          </table:table-cell>
          <table:table-cell table:style-name="ce2" table:formula="of:=[.L23]+[.M23]" office:value-type="float" office:value="19.6078431372549" calcext:value-type="float">
            <text:p>19.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90/12" office:value-type="float" office:value="7.5" calcext:value-type="float">
            <text:p>7.5</text:p>
          </table:table-cell>
          <table:table-cell table:formula="of:=[.E24]*1000000/[.$H$8]" office:value-type="float" office:value="46.6609429243346" calcext:value-type="float">
            <text:p>46.6609429243346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style-name="ce1" table:formula="of:=[.$H$8]*[.J24]/1000000" office:value-type="float" office:value="8.358168" calcext:value-type="float">
            <text:p>8.358</text:p>
          </table:table-cell>
          <table:table-cell table:style-name="ce2" table:formula="of:=(1/[.K24])*[.$F$14]/1000" office:value-type="float" office:value="17.377970866343" calcext:value-type="float">
            <text:p>17.4</text:p>
          </table:table-cell>
          <table:table-cell table:style-name="ce2" table:formula="of:=(1/[.K24])*[.$F$13]/1000" office:value-type="float" office:value="1.85279836442627" calcext:value-type="float">
            <text:p>1.9</text:p>
          </table:table-cell>
          <table:table-cell table:style-name="ce2" table:formula="of:=[.L24]+[.M24]" office:value-type="float" office:value="19.2307692307692" calcext:value-type="float">
            <text:p>19.2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4" table:formula="of:=90/14" office:value-type="float" office:value="6.42857142857143" calcext:value-type="float">
            <text:p>6.42857142857143</text:p>
          </table:table-cell>
          <table:table-cell table:style-name="ce4" table:formula="of:=[.E25]*1000000/[.$H$8]" office:value-type="float" office:value="39.995093935144" calcext:value-type="float">
            <text:p>39.995093935144</text:p>
          </table:table-cell>
          <table:table-cell table:style-name="ce4" table:formula="of:=40-[.F25]" office:value-type="float" office:value="0.00490606485604417" calcext:value-type="float">
            <text:p>0.004906064856044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style-name="ce1" table:formula="of:=[.$H$8]*[.J25]/1000000" office:value-type="float" office:value="8.518902" calcext:value-type="float">
            <text:p>8.519</text:p>
          </table:table-cell>
          <table:table-cell table:style-name="ce2" table:formula="of:=(1/[.K25])*[.$F$14]/1000" office:value-type="float" office:value="17.0500846235818" calcext:value-type="float">
            <text:p>17.1</text:p>
          </table:table-cell>
          <table:table-cell table:style-name="ce2" table:formula="of:=(1/[.K25])*[.$F$13]/1000" office:value-type="float" office:value="1.81783990472012" calcext:value-type="float">
            <text:p>1.8</text:p>
          </table:table-cell>
          <table:table-cell table:style-name="ce2" table:formula="of:=[.L25]+[.M25]" office:value-type="float" office:value="18.8679245283019" calcext:value-type="float">
            <text:p>18.9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90/16" office:value-type="float" office:value="5.625" calcext:value-type="float">
            <text:p>5.625</text:p>
          </table:table-cell>
          <table:table-cell table:formula="of:=[.E26]*1000000/[.$H$8]" office:value-type="float" office:value="34.995707193251" calcext:value-type="float">
            <text:p>34.995707193251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style-name="ce1" table:formula="of:=[.$H$8]*[.J26]/1000000" office:value-type="float" office:value="8.679636" calcext:value-type="float">
            <text:p>8.680</text:p>
          </table:table-cell>
          <table:table-cell table:style-name="ce2" table:formula="of:=(1/[.K26])*[.$F$14]/1000" office:value-type="float" office:value="16.7343423157377" calcext:value-type="float">
            <text:p>16.7</text:p>
          </table:table-cell>
          <table:table-cell table:style-name="ce2" table:formula="of:=(1/[.K26])*[.$F$13]/1000" office:value-type="float" office:value="1.78417620278085" calcext:value-type="float">
            <text:p>1.8</text:p>
          </table:table-cell>
          <table:table-cell table:style-name="ce2" table:formula="of:=[.L26]+[.M26]" office:value-type="float" office:value="18.5185185185185" calcext:value-type="float">
            <text:p>18.5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55" calcext:value-type="float">
            <text:p>55</text:p>
          </table:table-cell>
          <table:table-cell table:style-name="ce1" table:formula="of:=[.$H$8]*[.J27]/1000000" office:value-type="float" office:value="8.84037" calcext:value-type="float">
            <text:p>8.840</text:p>
          </table:table-cell>
          <table:table-cell table:style-name="ce2" table:formula="of:=(1/[.K27])*[.$F$14]/1000" office:value-type="float" office:value="16.4300815463606" calcext:value-type="float">
            <text:p>16.4</text:p>
          </table:table-cell>
          <table:table-cell table:style-name="ce2" table:formula="of:=(1/[.K27])*[.$F$13]/1000" office:value-type="float" office:value="1.75173663545757" calcext:value-type="float">
            <text:p>1.8</text:p>
          </table:table-cell>
          <table:table-cell table:style-name="ce2" table:formula="of:=[.L27]+[.M27]" office:value-type="float" office:value="18.1818181818182" calcext:value-type="float">
            <text:p>18.2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56" calcext:value-type="float">
            <text:p>56</text:p>
          </table:table-cell>
          <table:table-cell table:style-name="ce1" table:formula="of:=[.$H$8]*[.J28]/1000000" office:value-type="float" office:value="9.001104" calcext:value-type="float">
            <text:p>9.001</text:p>
          </table:table-cell>
          <table:table-cell table:style-name="ce2" table:formula="of:=(1/[.K28])*[.$F$14]/1000" office:value-type="float" office:value="16.1366872330328" calcext:value-type="float">
            <text:p>16.1</text:p>
          </table:table-cell>
          <table:table-cell table:style-name="ce2" table:formula="of:=(1/[.K28])*[.$F$13]/1000" office:value-type="float" office:value="1.72045562411011" calcext:value-type="float">
            <text:p>1.7</text:p>
          </table:table-cell>
          <table:table-cell table:style-name="ce2" table:formula="of:=[.L28]+[.M28]" office:value-type="float" office:value="17.8571428571429" calcext:value-type="float">
            <text:p>17.9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57" calcext:value-type="float">
            <text:p>57</text:p>
          </table:table-cell>
          <table:table-cell table:style-name="ce1" table:formula="of:=[.$H$8]*[.J29]/1000000" office:value-type="float" office:value="9.161838" calcext:value-type="float">
            <text:p>9.162</text:p>
          </table:table-cell>
          <table:table-cell table:style-name="ce2" table:formula="of:=(1/[.K29])*[.$F$14]/1000" office:value-type="float" office:value="15.8535874570146" calcext:value-type="float">
            <text:p>15.9</text:p>
          </table:table-cell>
          <table:table-cell table:style-name="ce2" table:formula="of:=(1/[.K29])*[.$F$13]/1000" office:value-type="float" office:value="1.69027219210818" calcext:value-type="float">
            <text:p>1.7</text:p>
          </table:table-cell>
          <table:table-cell table:style-name="ce2" table:formula="of:=[.L29]+[.M29]" office:value-type="float" office:value="17.5438596491228" calcext:value-type="float">
            <text:p>17.5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58" calcext:value-type="float">
            <text:p>58</text:p>
          </table:table-cell>
          <table:table-cell table:style-name="ce1" table:formula="of:=[.$H$8]*[.J30]/1000000" office:value-type="float" office:value="9.322572" calcext:value-type="float">
            <text:p>9.323</text:p>
          </table:table-cell>
          <table:table-cell table:style-name="ce2" table:formula="of:=(1/[.K30])*[.$F$14]/1000" office:value-type="float" office:value="15.5802497422385" calcext:value-type="float">
            <text:p>15.6</text:p>
          </table:table-cell>
          <table:table-cell table:style-name="ce2" table:formula="of:=(1/[.K30])*[.$F$13]/1000" office:value-type="float" office:value="1.66112956810631" calcext:value-type="float">
            <text:p>1.7</text:p>
          </table:table-cell>
          <table:table-cell table:style-name="ce2" table:formula="of:=[.L30]+[.M30]" office:value-type="float" office:value="17.2413793103448" calcext:value-type="float">
            <text:p>17.2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59" calcext:value-type="float">
            <text:p>59</text:p>
          </table:table-cell>
          <table:table-cell table:style-name="ce1" table:formula="of:=[.$H$8]*[.J31]/1000000" office:value-type="float" office:value="9.483306" calcext:value-type="float">
            <text:p>9.483</text:p>
          </table:table-cell>
          <table:table-cell table:style-name="ce2" table:formula="of:=(1/[.K31])*[.$F$14]/1000" office:value-type="float" office:value="15.316177712709" calcext:value-type="float">
            <text:p>15.3</text:p>
          </table:table-cell>
          <table:table-cell table:style-name="ce2" table:formula="of:=(1/[.K31])*[.$F$13]/1000" office:value-type="float" office:value="1.63297482966383" calcext:value-type="float">
            <text:p>1.6</text:p>
          </table:table-cell>
          <table:table-cell table:style-name="ce2" table:formula="of:=[.L31]+[.M31]" office:value-type="float" office:value="16.9491525423729" calcext:value-type="float">
            <text:p>16.9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60" calcext:value-type="float">
            <text:p>60</text:p>
          </table:table-cell>
          <table:table-cell table:style-name="ce1" table:formula="of:=[.$H$8]*[.J32]/1000000" office:value-type="float" office:value="9.64404" calcext:value-type="float">
            <text:p>9.644</text:p>
          </table:table-cell>
          <table:table-cell table:style-name="ce2" table:formula="of:=(1/[.K32])*[.$F$14]/1000" office:value-type="float" office:value="15.0609080841639" calcext:value-type="float">
            <text:p>15.1</text:p>
          </table:table-cell>
          <table:table-cell table:style-name="ce2" table:formula="of:=(1/[.K32])*[.$F$13]/1000" office:value-type="float" office:value="1.60575858250277" calcext:value-type="float">
            <text:p>1.6</text:p>
          </table:table-cell>
          <table:table-cell table:style-name="ce2" table:formula="of:=[.L32]+[.M32]" office:value-type="float" office:value="16.6666666666667" calcext:value-type="float">
            <text:p>16.7</text:p>
          </table:table-cell>
          <table:table-cell table:number-columns-repeated="101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 style:data-style-name="N2" text:time-value="16:16:01.7569577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re</meta:initial-creator>
    <meta:creation-date>2015-06-05T18:19:34</meta:creation-date>
    <dc:date>2019-12-27T16:41:53.063738008</dc:date>
    <meta:generator>LibreOffice/6.0.7.3$Linux_X86_64 LibreOffice_project/00m0$Build-3</meta:generator>
    <meta:editing-duration>PT29M13S</meta:editing-duration>
    <meta:editing-cycles>5</meta:editing-cycles>
    <meta:document-statistic meta:table-count="1" meta:cell-count="21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